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ingStackTraceToActualInvocationChunkInOrderTest.firstChu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intingStackTraceToActualInvocationChunkInOr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intingStackTraceToActualInvocationChunkInOrderTest.shouldPointToThirdChunkWhenTooFewActual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intingStackTraceToActualInvocationChunkInOrderTest.shouldPointToFourthChunkBecauseTooManyActualInv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intingStackTraceToActualInvocationChunkInOrderTest.secondChu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intingStackTraceToActualInvocationChunkInOrderTest.fourthChu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intingStackTraceToActualInvocationChunkInOrderTest.thirdChu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intingStackTraceToActualInvocationChunkInOrderTest.shouldPointToThirdInteractionBecauseAtLeastOnceU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intingStackTraceToActualInvocationChunkInOrderTest.shouldPointStackTraceToPreviousInv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